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draw:fill="none" draw:stroke="solid" svg:stroke-width="0.00694in" svg:stroke-color="#44546a" draw:marker-end="a1169" svg:stroke-opacity="100%" draw:stroke-linejoin="miter" svg:stroke-linecap="butt"/>
    </style:style>
    <style:style style:family="graphic" style:name="a110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2">
      <style:graphic-properties draw:fill="none" draw:stroke="solid" svg:stroke-width="0.00694in" svg:stroke-color="#44546a" draw:marker-end="a1171" svg:stroke-opacity="100%" draw:stroke-linejoin="miter" svg:stroke-linecap="butt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4">
      <style:graphic-properties draw:fill="none" draw:stroke="solid" svg:stroke-width="0.00694in" svg:stroke-color="#44546a" draw:marker-end="a1173" svg:stroke-opacity="100%" draw:stroke-linejoin="miter" svg:stroke-linecap="butt"/>
    </style:style>
    <style:style style:family="text" style:name="a11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draw:fill="none" draw:stroke="solid" svg:stroke-width="0.00694in" svg:stroke-color="#44546a" draw:marker-end="a1175" svg:stroke-opacity="100%" draw:stroke-linejoin="miter" svg:stroke-linecap="butt"/>
    </style:style>
    <style:style style:family="graphic" style:name="a11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8">
      <style:graphic-properties draw:fill="none" draw:stroke="solid" svg:stroke-width="0.00694in" svg:stroke-color="#44546a" draw:marker-end="a1177" svg:stroke-opacity="100%" draw:stroke-linejoin="miter" svg:stroke-linecap="butt"/>
    </style:style>
    <style:style style:family="graphic" style:name="a1221">
      <style:graphic-properties draw:fill="none" draw:stroke="solid" svg:stroke-width="0.00694in" svg:stroke-color="#44546a" draw:marker-end="a1220" svg:stroke-opacity="100%" draw:stroke-linejoin="miter" svg:stroke-linecap="butt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2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26">
      <style:graphic-properties draw:fill="none" draw:stroke="solid" svg:stroke-width="0.00694in" svg:stroke-color="#44546a" draw:marker-end="a1225" svg:stroke-opacity="100%" draw:stroke-linejoin="miter" svg:stroke-linecap="butt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2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3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0">
      <style:graphic-properties draw:fill="none" draw:stroke="solid" svg:stroke-width="0.00694in" svg:stroke-color="#44546a" draw:marker-end="a1179" svg:stroke-opacity="100%" draw:stroke-linejoin="miter" svg:stroke-linecap="butt"/>
    </style:style>
    <style:style style:family="text" style:name="a11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draw:fill="none" draw:stroke="solid" svg:stroke-width="0.00694in" svg:stroke-color="#44546a" draw:marker-end="a1181" svg:stroke-opacity="100%" draw:stroke-linejoin="miter" svg:stroke-linecap="butt"/>
    </style:style>
    <style:style style:family="graphic" style:name="a11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34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draw:fill="none" draw:stroke="solid" svg:stroke-width="0.00694in" svg:stroke-color="#44546a" draw:marker-end="a1195" svg:stroke-opacity="100%" draw:stroke-linejoin="miter" svg:stroke-linecap="butt"/>
    </style:style>
    <style:style style:family="graphic" style:name="a112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>
      <style:graphic-properties draw:fill="none" draw:stroke="solid" svg:stroke-width="0.00694in" svg:stroke-color="#44546a" draw:marker-end="a1197" svg:stroke-opacity="100%" draw:stroke-linejoin="miter" svg:stroke-linecap="butt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draw:fill="none" draw:stroke="solid" svg:stroke-width="0.00694in" svg:stroke-color="#44546a" draw:marker-end="a1300" svg:stroke-opacity="100%" draw:stroke-linejoin="miter" svg:stroke-linecap="butt"/>
    </style:style>
    <style:style style:family="graphic" style:name="a1303">
      <style:graphic-properties draw:fill="none" draw:stroke="solid" svg:stroke-width="0.00694in" svg:stroke-color="#44546a" draw:marker-end="a1302" svg:stroke-opacity="100%" draw:stroke-linejoin="miter" svg:stroke-linecap="butt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8">
      <style:graphic-properties draw:fill="none" draw:stroke="solid" svg:stroke-width="0.00694in" svg:stroke-color="#44546a" draw:marker-end="a1307" svg:stroke-opacity="100%" draw:stroke-linejoin="miter" svg:stroke-linecap="butt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9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draw:fill="none" draw:stroke="solid" svg:stroke-width="0.00694in" svg:stroke-color="#44546a" draw:marker-end="a1309" svg:stroke-opacity="100%" draw:stroke-linejoin="miter" svg:stroke-linecap="butt"/>
    </style:style>
    <style:style style:family="graphic" style:name="a126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12">
      <style:graphic-properties draw:fill="none" draw:stroke="solid" svg:stroke-width="0.00694in" svg:stroke-color="#44546a" draw:marker-end="a1311" svg:stroke-opacity="100%" draw:stroke-linejoin="miter" svg:stroke-linecap="butt"/>
    </style:style>
    <style:style style:family="graphic" style:name="a1314">
      <style:graphic-properties draw:fill="none" draw:stroke="solid" svg:stroke-width="0.00694in" svg:stroke-color="#44546a" draw:marker-end="a1313" svg:stroke-opacity="100%" draw:stroke-linejoin="miter" svg:stroke-linecap="butt"/>
    </style:style>
    <style:style style:family="graphic" style:name="a1316">
      <style:graphic-properties draw:fill="none" draw:stroke="solid" svg:stroke-width="0.00694in" svg:stroke-color="#44546a" draw:marker-end="a1315" svg:stroke-opacity="100%" draw:stroke-linejoin="miter" svg:stroke-linecap="butt"/>
    </style:style>
    <style:style style:family="graphic" style:name="a1318">
      <style:graphic-properties draw:fill="none" draw:stroke="solid" svg:stroke-width="0.00694in" svg:stroke-color="#44546a" draw:marker-end="a1317" svg:stroke-opacity="100%" draw:stroke-linejoin="miter" svg:stroke-linecap="butt"/>
    </style:style>
    <style:style style:family="graphic" style:name="a115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7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draw:fill="none" draw:stroke="solid" svg:stroke-width="0.00694in" svg:stroke-color="#44546a" draw:marker-end="a1205" svg:stroke-opacity="100%" draw:stroke-linejoin="miter" svg:stroke-linecap="butt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08">
      <style:graphic-properties draw:fill="none" draw:stroke="solid" svg:stroke-width="0.00694in" svg:stroke-color="#44546a" draw:marker-end="a1207" svg:stroke-opacity="100%" draw:stroke-linejoin="miter" svg:stroke-linecap="butt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20">
      <style:graphic-properties draw:fill="none" draw:stroke="solid" svg:stroke-width="0.00694in" svg:stroke-color="#44546a" draw:marker-end="a1319" svg:stroke-opacity="100%" draw:stroke-linejoin="miter" svg:stroke-linecap="butt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25">
      <style:graphic-properties draw:fill="none" draw:stroke="solid" svg:stroke-width="0.00694in" svg:stroke-color="#44546a" draw:marker-end="a1324" svg:stroke-opacity="100%" draw:stroke-linejoin="miter" svg:stroke-linecap="butt"/>
    </style:style>
    <style:style style:family="graphic" style:name="a1327">
      <style:graphic-properties draw:fill="none" draw:stroke="solid" svg:stroke-width="0.00694in" svg:stroke-color="#44546a" draw:marker-end="a1326" svg:stroke-opacity="100%" draw:stroke-linejoin="miter" svg:stroke-linecap="butt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64">
      <style:graphic-properties draw:fill="none" draw:stroke="solid" svg:stroke-width="0.00694in" svg:stroke-color="#44546a" draw:marker-end="a1163" svg:stroke-opacity="100%" draw:stroke-linejoin="miter" svg:stroke-linecap="butt"/>
    </style:style>
    <style:style style:family="graphic" style:name="a1166">
      <style:graphic-properties draw:fill="none" draw:stroke="solid" svg:stroke-width="0.00694in" svg:stroke-color="#44546a" draw:marker-end="a1165" svg:stroke-opacity="100%" draw:stroke-linejoin="miter" svg:stroke-linecap="butt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draw:fill="none" draw:stroke="solid" svg:stroke-width="0.00694in" svg:stroke-color="#44546a" draw:marker-end="a1167" svg:stroke-opacity="100%" draw:stroke-linejoin="miter" svg:stroke-linecap="butt"/>
    </style:style>
    <style:style style:family="graphic" style:name="a12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draw:fill="none" draw:stroke="solid" svg:stroke-width="0.00694in" svg:stroke-color="#44546a" draw:marker-end="a1212" svg:stroke-opacity="100%" draw:stroke-linejoin="miter" svg:stroke-linecap="butt"/>
    </style:style>
    <style:style style:family="graphic" style:name="a128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1081" draw:master-page-name="Master1-Layout7-blank-En-blanco" presentation:presentation-page-layout-name="Master1-PPL7" draw:id="Slide-256">
        <draw:custom-shape svg:x="0.38725in" svg:y="0.54707in" svg:width="1.10882in" svg:height="0.3937in" draw:id="id136" draw:style-name="a1084" draw:name="Forma libre 9">
          <svg:title/>
          <svg:desc/>
          <text:p text:style-name="a1083" text:class-names="" text:cond-style-name=""><text:span text:style-name="a1082" text:class-names="">Cliente demuestra intención de compr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24885in" svg:y="0.54707in" svg:width="1.10236in" svg:height="0.3937in" draw:id="id137" draw:style-name="a1087" draw:name="Forma libre 10">
          <svg:title/>
          <svg:desc/>
          <text:p text:style-name="a1086" text:class-names="" text:cond-style-name=""><text:span text:style-name="a1085" text:class-names="">Verifica disponibilidad de la unidad en el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11918in" svg:y="1.3868in" svg:width="1.37795in" svg:height="0.42087in" draw:id="id138" draw:style-name="a1090" draw:name="Forma libre 15">
          <svg:title/>
          <svg:desc/>
          <text:p text:style-name="a1089" text:class-names="" text:cond-style-name=""><text:span text:style-name="a1088" text:class-names="">¿Unidad disponible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18876in" svg:y="0.01646in" svg:width="1.77165in" svg:height="8.26772in" draw:id="id139" draw:style-name="a1093" draw:name="Rectángulo 19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6041in" svg:y="0.01646in" svg:width="5.12724in" svg:height="8.26772in" draw:id="id140" draw:style-name="a1096" draw:name="Rectángulo 20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1914in" svg:y="0in" svg:width="5.90516in" svg:height="8.26772in" draw:id="id141" draw:style-name="a1099" draw:name="Rectángulo 21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765in" svg:y="0in" svg:width="1.9685in" svg:height="8.26772in" draw:id="id142" draw:style-name="a1102" draw:name="Rectángulo 22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85in" svg:y="0in" svg:width="1.77165in" svg:height="0.3937in" draw:id="id143" draw:style-name="a1105" draw:name="Forma libre 23">
          <svg:title/>
          <svg:desc/>
          <text:p text:style-name="a1104" text:class-names="" text:cond-style-name=""><text:span text:style-name="a1103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9685in" svg:y="0in" svg:width="3.12986in" svg:height="0.3937in" draw:id="id144" draw:style-name="a1108" draw:name="Forma libre 24">
          <svg:title/>
          <svg:desc/>
          <text:p text:style-name="a1107" text:class-names="" text:cond-style-name=""><text:span text:style-name="a1106" text:class-names="">Vended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11914in" svg:y="0in" svg:width="1.9685in" svg:height="0.3937in" draw:id="id145" draw:style-name="a1111" draw:name="Forma libre 25">
          <svg:title/>
          <svg:desc/>
          <text:p text:style-name="a1110" text:class-names="" text:cond-style-name=""><text:span text:style-name="a1109" text:class-names="">Gerente Comercia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08765in" svg:y="0in" svg:width="1.9685in" svg:height="0.3937in" draw:id="id146" draw:style-name="a1114" draw:name="Forma libre 27">
          <svg:title/>
          <svg:desc/>
          <text:p text:style-name="a1113" text:class-names="" text:cond-style-name=""><text:span text:style-name="a1112" text:class-names="">Gerente de Administ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9685in" svg:y="8.07087in" svg:width="1.77165in" svg:height="0.19685in" draw:id="id147" draw:style-name="a1117" draw:name="Rectángulo 64">
          <svg:title/>
          <svg:desc/>
          <text:p text:style-name="a1116" text:class-names="" text:cond-style-name=""><text:span text:style-name="a1115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685in" svg:y="8.07087in" svg:width="3.15873in" svg:height="0.21337in" draw:id="id148" draw:style-name="a1120" draw:name="Rectángulo 65">
          <svg:title/>
          <svg:desc/>
          <text:p text:style-name="a1119" text:class-names="" text:cond-style-name=""><text:span text:style-name="a1118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1914in" svg:y="8.07087in" svg:width="1.9685in" svg:height="0.19685in" draw:id="id149" draw:style-name="a1123" draw:name="Rectángulo 66">
          <svg:title/>
          <svg:desc/>
          <text:p text:style-name="a1122" text:class-names="" text:cond-style-name=""><text:span text:style-name="a1121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765in" svg:y="8.07087in" svg:width="1.9685in" svg:height="0.19649in" draw:id="id150" draw:style-name="a1126" draw:name="Rectángulo 67">
          <svg:title/>
          <svg:desc/>
          <text:p text:style-name="a1125" text:class-names="" text:cond-style-name=""><text:span text:style-name="a1124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18in" svg:y="1.35232in" svg:width="1.1811in" svg:height="0.50167in" draw:id="id151" draw:style-name="a1129" draw:name="Proceso predefinido 71">
          <svg:title/>
          <svg:desc/>
          <text:p text:style-name="a1128" text:class-names="" text:cond-style-name=""><text:span text:style-name="a1127" text:class-names="">Proceso: Venta de unidad con pedido a fabrica</text:span></text:p>
          <draw:enhanced-geometry xmlns:dr3d="urn:oasis:names:tc:opendocument:xmlns:dr3d:1.0" draw:type="non-primitive" svg:viewBox="0 0 1080000 458726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1080000"/>
            <draw:equation draw:name="f2" draw:formula="458726"/>
            <draw:equation draw:name="f3" draw:formula="135000"/>
            <draw:equation draw:name="f4" draw:formula="945000"/>
            <draw:equation draw:name="f5" draw:formula="?f2 - ?f0"/>
            <draw:equation draw:name="f6" draw:formula="?f1 - ?f0"/>
            <draw:equation draw:name="f7" draw:formula="?f6 / 1080000"/>
            <draw:equation draw:name="f8" draw:formula="?f5 / 458726"/>
            <draw:equation draw:name="f9" draw:formula="540000 / ?f7"/>
            <draw:equation draw:name="f10" draw:formula="0 / ?f8"/>
            <draw:equation draw:name="f11" draw:formula="0 / ?f7"/>
            <draw:equation draw:name="f12" draw:formula="229363 / ?f8"/>
            <draw:equation draw:name="f13" draw:formula="458726 / ?f8"/>
            <draw:equation draw:name="f14" draw:formula="1080000 / ?f7"/>
            <draw:equation draw:name="f15" draw:formula="135000 / ?f7"/>
            <draw:equation draw:name="f16" draw:formula="945000 / ?f7"/>
          </draw:enhanced-geometry>
        </draw:custom-shape>
        <draw:custom-shape svg:x="2.26932in" svg:y="2.38176in" svg:width="1.08189in" svg:height="0.39853in" draw:id="id152" draw:style-name="a1132" draw:name="Forma libre 72">
          <svg:title/>
          <svg:desc/>
          <text:p text:style-name="a1131" text:class-names="" text:cond-style-name=""><text:span text:style-name="a1130" text:class-names="">Presenta propuesta de la ope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49928in" svg:y="2.38176in" svg:width="1.08189in" svg:height="0.39853in" draw:id="id153" draw:style-name="a1135" draw:name="Forma libre 73">
          <svg:title/>
          <svg:desc/>
          <text:p text:style-name="a1134" text:class-names="" text:cond-style-name=""><text:span text:style-name="a1133" text:class-names="">Confecciona protocolo de la ope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48638in" svg:y="2.29363in" svg:width="1.17319in" svg:height="0.56902in" draw:id="id154" draw:style-name="a1138" draw:name="Forma libre 74">
          <svg:title/>
          <svg:desc/>
          <text:p text:style-name="a1137" text:class-names="" text:cond-style-name=""><text:span text:style-name="a1136" text:class-names="">Recibe propuesta y solicita la confección del protocol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05615in" svg:y="0in" svg:width="1.9685in" svg:height="0.3937in" draw:id="id155" draw:style-name="a1141" draw:name="Forma libre 75">
          <svg:title/>
          <svg:desc/>
          <text:p text:style-name="a1140" text:class-names="" text:cond-style-name=""><text:span text:style-name="a1139" text:class-names="">Administración de Vent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2561in" svg:y="3.09117in" svg:width="1.37795in" svg:height="0.42087in" draw:id="id156" draw:style-name="a1144" draw:name="Forma libre 76">
          <svg:title/>
          <svg:desc/>
          <text:p text:style-name="a1143" text:class-names="" text:cond-style-name=""><text:span text:style-name="a1142" text:class-names="">¿Aprueba protocolo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5.36263in" svg:y="4.45102in" svg:width="1.37795in" svg:height="0.42087in" draw:id="id157" draw:style-name="a1147" draw:name="Forma libre 77">
          <svg:title/>
          <svg:desc/>
          <text:p text:style-name="a1146" text:class-names="" text:cond-style-name=""><text:span text:style-name="a1145" text:class-names="">¿Aprueba protocolo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71726in" svg:y="4.45696in" svg:width="1.08189in" svg:height="0.39853in" draw:id="id158" draw:style-name="a1150" draw:name="Forma libre 78">
          <svg:title/>
          <svg:desc/>
          <text:p text:style-name="a1149" text:class-names="" text:cond-style-name=""><text:span text:style-name="a1148" text:class-names="">Confecciona Boleto de venta y Anex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1225in" svg:y="6.40778in" svg:width="1.08189in" svg:height="0.39853in" draw:id="id159" draw:style-name="a1153" draw:name="Forma libre 79">
          <svg:title/>
          <svg:desc/>
          <text:p text:style-name="a1152" text:class-names="" text:cond-style-name=""><text:span text:style-name="a1151" text:class-names="">Aprueba y firma la documentación de la ope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47579in" svg:y="4.9697in" svg:width="1.08189in" svg:height="0.39853in" draw:id="id160" draw:style-name="a1156" draw:name="Forma libre 80">
          <svg:title/>
          <svg:desc/>
          <text:p text:style-name="a1155" text:class-names="" text:cond-style-name=""><text:span text:style-name="a1154" text:class-names="">Reserv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48042in" svg:y="6.35745in" svg:width="1.08189in" svg:height="0.39853in" draw:id="id161" draw:style-name="a1159" draw:name="Forma libre 81">
          <svg:title/>
          <svg:desc/>
          <text:p text:style-name="a1158" text:class-names="" text:cond-style-name=""><text:span text:style-name="a1157" text:class-names="">Solicita presupuesto de gestorí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48423in" svg:y="5.66645in" svg:width="1.08189in" svg:height="0.39853in" draw:id="id162" draw:style-name="a1162" draw:name="Forma libre 82">
          <svg:title/>
          <svg:desc/>
          <text:p text:style-name="a1161" text:class-names="" text:cond-style-name=""><text:span text:style-name="a1160" text:class-names="">Asign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49607in" svg:y1="0.74392in" draw:start-shape="id136" draw:start-glue-point="1" svg:x2="2.24885in" svg:y2="0.74392in" draw:end-shape="id137" draw:end-glue-point="3" draw:id="id163" draw:style-name="a1164" draw:name="Conector recto de flecha 84">
          <svg:title/>
          <svg:desc/>
        </draw:connector>
        <draw:connector draw:type="line" svg:x1="2.80003in" svg:y1="0.94077in" draw:start-shape="id137" draw:start-glue-point="2" svg:x2="2.80816in" svg:y2="1.3868in" draw:end-shape="id138" draw:end-glue-point="0" draw:id="id164" draw:style-name="a1166" draw:name="Conector recto de flecha 88">
          <svg:title/>
          <svg:desc/>
        </draw:connector>
        <draw:connector draw:type="line" svg:x1="3.49713in" svg:y1="1.59723in" draw:start-shape="id138" draw:start-glue-point="1" svg:x2="3.7918in" svg:y2="1.60316in" draw:end-shape="id151" draw:end-glue-point="3" draw:id="id165" draw:style-name="a1168" draw:name="Conector recto de flecha 90">
          <svg:title/>
          <svg:desc/>
        </draw:connector>
        <draw:connector draw:type="line" svg:x1="2.80816in" svg:y1="1.80767in" draw:start-shape="id138" draw:start-glue-point="2" svg:x2="2.81026in" svg:y2="2.38176in" draw:end-shape="id152" draw:end-glue-point="0" draw:id="id166" draw:style-name="a1170" draw:name="Conector recto de flecha 92">
          <svg:title/>
          <svg:desc/>
        </draw:connector>
        <draw:connector draw:type="line" svg:x1="3.35121in" svg:y1="2.58102in" draw:start-shape="id152" draw:start-glue-point="1" svg:x2="5.48638in" svg:y2="2.57814in" draw:end-shape="id154" draw:end-glue-point="3" draw:id="id167" draw:style-name="a1172" draw:name="Conector recto de flecha 94">
          <svg:title/>
          <svg:desc/>
        </draw:connector>
        <draw:connector draw:type="line" svg:x1="6.65957in" svg:y1="2.57814in" draw:start-shape="id154" draw:start-glue-point="1" svg:x2="9.49928in" svg:y2="2.58102in" draw:end-shape="id153" draw:end-glue-point="3" draw:id="id168" draw:style-name="a1174" draw:name="Conector recto de flecha 96">
          <svg:title/>
          <svg:desc/>
        </draw:connector>
        <draw:connector draw:type="standard" svg:x1="9.16123in" svg:y1="2.42261in" draw:start-shape="id153" draw:start-glue-point="2" svg:x2="9.68255in" svg:y2="3.65928in" draw:end-shape="id156" draw:end-glue-point="1" draw:id="id169" draw:style-name="a1176" draw:transform="translate(-9.42189in -3.04095in) rotate(-1.5708) translate(9.42189in 3.04095in)" draw:name="Conector angular 100">
          <svg:title/>
          <svg:desc/>
        </draw:connector>
        <draw:connector draw:type="standard" svg:x1="6.07297in" svg:y1="2.86265in" draw:start-shape="id156" draw:start-glue-point="3" svg:x2="7.42561in" svg:y2="3.30161in" draw:end-shape="id154" draw:end-glue-point="2" draw:id="id170" draw:style-name="a1178" draw:transform="translate(-6.74929in -3.08213in) rotate(-3.14159) translate(6.74929in 3.08213in)" draw:name="Conector angular 102">
          <svg:title/>
          <svg:desc/>
        </draw:connector>
        <draw:connector draw:type="standard" svg:x1="6.85287in" svg:y1="3.39974in" draw:start-shape="id156" draw:start-glue-point="2" svg:x2="8.00229in" svg:y2="4.77375in" draw:end-shape="id157" draw:end-glue-point="1" draw:id="id171" draw:style-name="a1180" draw:transform="translate(-7.42758in -4.08675in) rotate(-1.5708) translate(7.42758in 4.08675in)" draw:name="Conector angular 104">
          <svg:title/>
          <svg:desc/>
        </draw:connector>
        <draw:connector draw:type="line" svg:x1="5.36263in" svg:y1="4.66145in" draw:start-shape="id157" draw:start-glue-point="3" svg:x2="4.79915in" svg:y2="4.65622in" draw:end-shape="id158" draw:end-glue-point="1" draw:id="id172" draw:style-name="a1182" draw:name="Conector recto de flecha 106">
          <svg:title/>
          <svg:desc/>
        </draw:connector>
        <draw:frame draw:id="id173" draw:style-name="a1185" draw:name="CuadroTexto 110" svg:x="2.43724in" svg:y="1.89299in" svg:width="0.29409in" svg:height="0.53983in">
          <draw:text-box>
            <text:p text:style-name="a1184" text:class-names="" text:cond-style-name=""><text:span text:style-name="a1183" text:class-names="">SI</text:span></text:p>
          </draw:text-box>
          <svg:title/>
          <svg:desc/>
        </draw:frame>
        <draw:frame draw:id="id174" draw:style-name="a1188" draw:name="CuadroTexto 111" svg:x="3.36344in" svg:y="1.29838in" svg:width="0.43346in" svg:height="0.1958in">
          <draw:text-box>
            <text:p text:style-name="a1187" text:class-names="" text:cond-style-name=""><text:span text:style-name="a1186" text:class-names="">NO</text:span></text:p>
          </draw:text-box>
          <svg:title/>
          <svg:desc/>
        </draw:frame>
        <draw:frame draw:id="id175" draw:style-name="a1191" draw:name="CuadroTexto 112" svg:x="7.2133in" svg:y="4.45696in" svg:width="0.29409in" svg:height="0.57638in">
          <draw:text-box>
            <text:p text:style-name="a1190" text:class-names="" text:cond-style-name=""><text:span text:style-name="a1189" text:class-names="">SI</text:span></text:p>
          </draw:text-box>
          <svg:title/>
          <svg:desc/>
        </draw:frame>
        <draw:frame draw:id="id176" draw:style-name="a1194" draw:name="CuadroTexto 113" svg:x="6.9384in" svg:y="3.05495in" svg:width="0.43346in" svg:height="0.20906in">
          <draw:text-box>
            <text:p text:style-name="a1193" text:class-names="" text:cond-style-name=""><text:span text:style-name="a1192" text:class-names="">NO</text:span></text:p>
          </draw:text-box>
          <svg:title/>
          <svg:desc/>
        </draw:frame>
        <draw:connector draw:type="standard" svg:x1="7.91223in" svg:y1="3.30833in" draw:start-shape="id157" draw:start-glue-point="2" svg:x2="7.61516in" svg:y2="6.73252in" draw:end-shape="id160" draw:end-glue-point="3" draw:id="id177" draw:style-name="a1196" draw:transform="translate(-7.7637in -5.02043in) rotate(-4.71239) translate(7.7637in 5.02043in)" draw:name="Conector angular 115">
          <svg:title/>
          <svg:desc/>
        </draw:connector>
        <draw:connector draw:type="line" svg:x1="10.02517in" svg:y1="6.06498in" draw:start-shape="id162" draw:start-glue-point="2" svg:x2="10.02136in" svg:y2="6.35745in" draw:end-shape="id161" draw:end-glue-point="0" draw:id="id178" draw:style-name="a1198" draw:name="Conector recto de flecha 119">
          <svg:title/>
          <svg:desc/>
        </draw:connector>
        <draw:custom-shape svg:x="0.53174in" svg:y="7.14515in" svg:width="1.08189in" svg:height="0.39853in" draw:id="id179" draw:style-name="a1201" draw:name="Forma libre 120">
          <svg:title/>
          <svg:desc/>
          <text:p text:style-name="a1200" text:class-names="" text:cond-style-name=""><text:span text:style-name="a1199" text:class-names="">Emite pag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52971in" svg:y="6.34171in" svg:width="1.21086in" svg:height="0.52034in" draw:id="id180" draw:style-name="a1204" draw:name="Forma libre 121">
          <svg:title/>
          <svg:desc/>
          <text:p text:style-name="a1203" text:class-names="" text:cond-style-name=""><text:span text:style-name="a1202" text:class-names="">Presenta documentación con avances de la operación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52971in" svg:y1="6.60188in" draw:start-shape="id180" draw:start-glue-point="3" svg:x2="1.59414in" svg:y2="6.60705in" draw:end-shape="id159" draw:end-glue-point="1" draw:id="id181" draw:style-name="a1206" draw:name="Conector recto de flecha 125">
          <svg:title/>
          <svg:desc/>
        </draw:connector>
        <draw:connector draw:type="line" svg:x1="1.05319in" svg:y1="6.80631in" draw:start-shape="id159" draw:start-glue-point="2" svg:x2="1.07268in" svg:y2="7.14515in" draw:end-shape="id179" draw:end-glue-point="0" draw:id="id182" draw:style-name="a1208" draw:name="Conector recto de flecha 127">
          <svg:title/>
          <svg:desc/>
        </draw:connector>
        <draw:custom-shape svg:x="9.05615in" svg:y="8.05447in" svg:width="1.96816in" svg:height="0.21289in" draw:id="id183" draw:style-name="a1211" draw:name="Rectángulo 128">
          <svg:title/>
          <svg:desc/>
          <text:p text:style-name="a1210" text:class-names="" text:cond-style-name=""><text:span text:style-name="a1209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48042in" svg:y1="6.55671in" draw:start-shape="id161" draw:start-glue-point="3" svg:x2="3.74057in" svg:y2="6.60188in" draw:end-shape="id180" draw:end-glue-point="1" draw:id="id184" draw:style-name="a1213" draw:name="Conector recto de flecha 185">
          <svg:title/>
          <svg:desc/>
        </draw:connector>
        <draw:frame draw:id="id185" draw:style-name="a1216" draw:name="CuadroTexto 112" svg:x="7.37997in" svg:y="4.99712in" svg:width="0.29409in" svg:height="0.57638in">
          <draw:text-box>
            <text:p text:style-name="a1215" text:class-names="" text:cond-style-name=""><text:span text:style-name="a1214" text:class-names="">SI</text:span></text:p>
          </draw:text-box>
          <svg:title/>
          <svg:desc/>
        </draw:frame>
        <draw:custom-shape svg:x="5.77177in" svg:y="3.87711in" svg:width="0.55931in" svg:height="0.2052in" draw:id="id186" draw:style-name="a1219" draw:name="Terminador 54">
          <svg:title/>
          <svg:desc/>
          <text:p text:style-name="a1218" text:class-names="" text:cond-style-name=""><text:span text:style-name="a1217" text:class-names="">Fin</text:span></text:p>
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5"/>
            <draw:equation draw:name="f7" draw:formula="18125"/>
            <draw:equation draw:name="f8" draw:formula="10800"/>
            <draw:equation draw:name="f9" draw:formula="?f5 - ?f4"/>
            <draw:equation draw:name="f10" draw:formula="?f9 / 21600"/>
            <draw:equation draw:name="f11" draw:formula="?f9 * 1018"/>
            <draw:equation draw:name="f12" draw:formula="?f9 * 20582"/>
            <draw:equation draw:name="f13" draw:formula="?f9 * 3163"/>
            <draw:equation draw:name="f14" draw:formula="?f9 * 18437"/>
            <draw:equation draw:name="f15" draw:formula="?f11 / 21600"/>
            <draw:equation draw:name="f16" draw:formula="?f12 / 21600"/>
            <draw:equation draw:name="f17" draw:formula="?f13 / 21600"/>
            <draw:equation draw:name="f18" draw:formula="?f14 / 21600"/>
            <draw:equation draw:name="f19" draw:formula="?f15 / ?f10"/>
            <draw:equation draw:name="f20" draw:formula="?f16 / ?f10"/>
            <draw:equation draw:name="f21" draw:formula="?f17 / ?f10"/>
            <draw:equation draw:name="f22" draw:formula="?f18 / ?f10"/>
            <draw:equation draw:name="f23" draw:formula="21550000 - ?f1"/>
            <draw:equation draw:name="f24" draw:formula="if(?f23, ?f1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3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6"/>
            <draw:equation draw:name="f34" draw:formula="sin(?f30)"/>
            <draw:equation draw:name="f35" draw:formula="0 - ?f34"/>
            <draw:equation draw:name="f36" draw:formula="?f35 * ?f8"/>
            <draw:equation draw:name="f37" draw:formula="sqrt(?f33 * ?f33 + ?f36 * ?f36 + 0 * 0)"/>
            <draw:equation draw:name="f38" draw:formula="?f6 * ?f8 / ?f37"/>
            <draw:equation draw:name="f39" draw:formula="?f35 * ?f38"/>
            <draw:equation draw:name="f40" draw:formula="?f7 - ?f39"/>
            <draw:equation draw:name="f41" draw:formula="?f32 * ?f38"/>
            <draw:equation draw:name="f42" draw:formula="?f4 - ?f41"/>
            <draw:equation draw:name="f43" draw:formula="?f40 - ?f6"/>
            <draw:equation draw:name="f44" draw:formula="?f42 - ?f8"/>
            <draw:equation draw:name="f45" draw:formula="?f40 + ?f6"/>
            <draw:equation draw:name="f46" draw:formula="?f42 + ?f8"/>
            <draw:equation draw:name="f47" draw:formula="?f27 + ?f2"/>
            <draw:equation draw:name="f48" draw:formula="?f47 * ?f3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6"/>
            <draw:equation draw:name="f53" draw:formula="sin(?f49)"/>
            <draw:equation draw:name="f54" draw:formula="0 - ?f53"/>
            <draw:equation draw:name="f55" draw:formula="?f54 * ?f8"/>
            <draw:equation draw:name="f56" draw:formula="sqrt(?f52 * ?f52 + ?f55 * ?f55 + 0 * 0)"/>
            <draw:equation draw:name="f57" draw:formula="?f6 * ?f8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7, ?f43)"/>
            <draw:equation draw:name="f63" draw:formula="if(?f26, ?f4, ?f44)"/>
            <draw:equation draw:name="f64" draw:formula="if(?f26, ?f7, ?f45)"/>
            <draw:equation draw:name="f65" draw:formula="if(?f26, ?f4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?f2 + ?f26"/>
            <draw:equation draw:name="f71" draw:formula="?f2 + ?f2"/>
            <draw:equation draw:name="f72" draw:formula="?f71 * ?f3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6"/>
            <draw:equation draw:name="f77" draw:formula="sin(?f73)"/>
            <draw:equation draw:name="f78" draw:formula="0 - ?f77"/>
            <draw:equation draw:name="f79" draw:formula="?f78 * ?f8"/>
            <draw:equation draw:name="f80" draw:formula="sqrt(?f76 * ?f76 + ?f79 * ?f79 + 0 * 0)"/>
            <draw:equation draw:name="f81" draw:formula="?f6 * ?f8 / ?f80"/>
            <draw:equation draw:name="f82" draw:formula="?f78 * ?f81"/>
            <draw:equation draw:name="f83" draw:formula="?f6 - ?f82"/>
            <draw:equation draw:name="f84" draw:formula="?f75 * ?f81"/>
            <draw:equation draw:name="f85" draw:formula="?f5 - ?f84"/>
            <draw:equation draw:name="f86" draw:formula="?f83 - ?f6"/>
            <draw:equation draw:name="f87" draw:formula="?f85 - ?f8"/>
            <draw:equation draw:name="f88" draw:formula="?f83 + ?f6"/>
            <draw:equation draw:name="f89" draw:formula="?f85 + ?f8"/>
            <draw:equation draw:name="f90" draw:formula="?f70 + ?f2"/>
            <draw:equation draw:name="f91" draw:formula="?f90 * ?f3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6"/>
            <draw:equation draw:name="f96" draw:formula="sin(?f92)"/>
            <draw:equation draw:name="f97" draw:formula="0 - ?f96"/>
            <draw:equation draw:name="f98" draw:formula="?f97 * ?f8"/>
            <draw:equation draw:name="f99" draw:formula="sqrt(?f95 * ?f95 + ?f98 * ?f98 + 0 * 0)"/>
            <draw:equation draw:name="f100" draw:formula="?f6 * ?f8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6, ?f86)"/>
            <draw:equation draw:name="f106" draw:formula="if(?f26, ?f5, ?f87)"/>
            <draw:equation draw:name="f107" draw:formula="if(?f26, ?f6, ?f88)"/>
            <draw:equation draw:name="f108" draw:formula="if(?f26, ?f5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</draw:enhanced-geometry>
        </draw:custom-shape>
        <draw:connector draw:type="standard" svg:x1="7.37633in" svg:y1="2.74759in" draw:start-shape="id158" draw:start-glue-point="2" svg:x2="6.3661in" svg:y2="7.97361in" draw:end-shape="id162" draw:end-glue-point="3" draw:id="id187" draw:style-name="a1221" draw:transform="translate(-6.87122in -5.3606in) rotate(-4.71239) translate(6.87122in 5.3606in)" draw:name="Conector angular 56">
          <svg:title/>
          <svg:desc/>
        </draw:connector>
        <draw:frame draw:id="id188" draw:style-name="a1224" draw:name="CuadroTexto 112" svg:x="5.0888in" svg:y="4.45294in" svg:width="0.29409in" svg:height="0.57638in">
          <draw:text-box>
            <text:p text:style-name="a1223" text:class-names="" text:cond-style-name=""><text:span text:style-name="a1222" text:class-names="">SI</text:span></text:p>
          </draw:text-box>
          <svg:title/>
          <svg:desc/>
        </draw:frame>
        <draw:connector draw:type="line" svg:x1="6.0516in" svg:y1="4.45102in" draw:start-shape="id157" draw:start-glue-point="0" svg:x2="6.05142in" svg:y2="4.08231in" draw:end-shape="id186" draw:end-glue-point="2" draw:id="id189" draw:style-name="a1226" draw:name="Conector recto de flecha 59">
          <svg:title/>
          <svg:desc/>
        </draw:connector>
        <draw:frame draw:id="id190" draw:style-name="a1229" draw:name="CuadroTexto 113" svg:x="6.09302in" svg:y="4.18261in" svg:width="0.43346in" svg:height="0.20906in">
          <draw:text-box>
            <text:p text:style-name="a1228" text:class-names="" text:cond-style-name=""><text:span text:style-name="a1227" text:class-names="">NO</text:span></text:p>
          </draw:text-box>
          <svg:title/>
          <svg:desc/>
        </draw:frame>
        <presentation:notes draw:style-name="a1235">
          <draw:frame draw:id="id191" draw:style-name="a1232" draw:name="Marcador de número de diapositiva 6" svg:x="4.67953in" svg:y="11.10827in" svg:width="3.5878in" svg:height="0.58425in">
            <draw:text-box>
              <text:p text:style-name="a1231" text:class-names="" text:cond-style-name=""><text:span text:style-name="a1230" text:class-names=""><text:page-number style:num-format="1" text:fixed="false"/></text:span></text:p>
            </draw:text-box>
            <svg:title/>
            <svg:desc/>
          </draw:frame>
          <draw:frame draw:id="id192" presentation:style-name="a1233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93" presentation:style-name="a1234" draw:name="Marcador de imagen de diapositiva 2">
            <svg:title/>
            <svg:desc/>
          </draw:page-thumbnail>
        </presentation:notes>
      </draw:page>
      <draw:page draw:name="page2" draw:style-name="a1236" draw:master-page-name="Master2-Layout7-blank-En-blanco" presentation:presentation-page-layout-name="Master2-PPL7" draw:id="Slide-257">
        <draw:custom-shape svg:x="5.85146in" svg:y="-0.00036in" svg:width="2.6924in" svg:height="0.3937in" draw:id="id194" draw:style-name="a1239" draw:name="Forma libre 17">
          <svg:title/>
          <svg:desc/>
          <text:p text:style-name="a1238" text:class-names="" text:cond-style-name=""><text:span text:style-name="a1237" text:class-names="">Administración de Ventas/ Factu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85146in" svg:y="-0.00036in" svg:width="2.6924in" svg:height="8.26772in" draw:id="id195" draw:style-name="a1242" draw:name="Rectángulo 19">
          <svg:title/>
          <svg:desc/>
          <text:p text:style-name="a1241" text:class-names="" text:cond-style-name=""><text:span text:style-name="a12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4386in" svg:y="-0.00036in" svg:width="2.28425in" svg:height="0.3937in" draw:id="id196" draw:style-name="a1245" draw:name="Forma libre 34">
          <svg:title/>
          <svg:desc/>
          <text:p text:style-name="a1244" text:class-names="" text:cond-style-name=""><text:span text:style-name="a1243" text:class-names="">Vended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85146in" svg:y="8.07051in" svg:width="2.6924in" svg:height="0.20782in" draw:id="id197" draw:style-name="a1248" draw:name="Rectángulo 53">
          <svg:title/>
          <svg:desc/>
          <text:p text:style-name="a1247" text:class-names="" text:cond-style-name=""><text:span text:style-name="a1246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4385in" svg:y="8.08286in" svg:width="2.28425in" svg:height="0.19649in" draw:id="id198" draw:style-name="a1251" draw:name="Rectángulo 54">
          <svg:title/>
          <svg:desc/>
          <text:p text:style-name="a1250" text:class-names="" text:cond-style-name=""><text:span text:style-name="a1249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1486in" svg:y="-0.00036in" svg:width="3.5366in" svg:height="0.3937in" draw:id="id199" draw:style-name="a1254" draw:name="Forma libre 67">
          <svg:title/>
          <svg:desc/>
          <text:p text:style-name="a1253" text:class-names="" text:cond-style-name=""><text:span text:style-name="a1252" text:class-names="">Caj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1486in" svg:y="-0.00036in" svg:width="3.5366in" svg:height="8.26772in" draw:id="id200" draw:style-name="a1257" draw:name="Rectángulo 68">
          <svg:title/>
          <svg:desc/>
          <text:p text:style-name="a1256" text:class-names="" text:cond-style-name=""><text:span text:style-name="a12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1486in" svg:y="8.07051in" svg:width="3.53659in" svg:height="0.19685in" draw:id="id201" draw:style-name="a1260" draw:name="Rectángulo 69">
          <svg:title/>
          <svg:desc/>
          <text:p text:style-name="a1259" text:class-names="" text:cond-style-name=""><text:span text:style-name="a1258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78in" svg:y="-0.00036in" svg:width="2.22706in" svg:height="0.36583in" draw:id="id202" draw:style-name="a1263" draw:name="Forma libre 70">
          <svg:title/>
          <svg:desc/>
          <text:p text:style-name="a1262" text:class-names="" text:cond-style-name=""><text:span text:style-name="a1261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878in" svg:y="-0.00036in" svg:width="2.22706in" svg:height="8.26772in" draw:id="id203" draw:style-name="a1266" draw:name="Rectángulo 71">
          <svg:title/>
          <svg:desc/>
          <text:p text:style-name="a1265" text:class-names="" text:cond-style-name=""><text:span text:style-name="a12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78in" svg:y="8.07051in" svg:width="2.22705in" svg:height="0.19685in" draw:id="id204" draw:style-name="a1269" draw:name="Rectángulo 72">
          <svg:title/>
          <svg:desc/>
          <text:p text:style-name="a1268" text:class-names="" text:cond-style-name=""><text:span text:style-name="a1267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4386in" svg:y="0.0307in" svg:width="2.28425in" svg:height="8.26772in" draw:id="id205" draw:style-name="a1272" draw:name="Rectángulo 73">
          <svg:title/>
          <svg:desc/>
          <text:p text:style-name="a1271" text:class-names="" text:cond-style-name=""><text:span text:style-name="a12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607in" svg:y="1.28225in" svg:width="1.08189in" svg:height="0.39853in" draw:id="id206" draw:style-name="a1275" draw:name="Forma libre 74">
          <svg:title/>
          <svg:desc/>
          <text:p text:style-name="a1274" text:class-names="" text:cond-style-name=""><text:span text:style-name="a1273" text:class-names="">Emite pag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00364in" svg:y="1.17401in" svg:width="1.21092in" svg:height="0.61501in" draw:id="id207" draw:style-name="a1278" draw:name="Forma libre 75">
          <svg:title/>
          <svg:desc/>
          <text:p text:style-name="a1277" text:class-names="" text:cond-style-name=""><text:span text:style-name="a1276" text:class-names="">Emite recibo e imputa a la <text:s text:c="1"/>condición de pago del Boleto de Vent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5683in" svg:y="2.32297in" svg:width="1.70452in" svg:height="0.43828in" draw:id="id208" draw:style-name="a1281" draw:name="Forma libre 76">
          <svg:title/>
          <svg:desc/>
          <text:p text:style-name="a1280" text:class-names="" text:cond-style-name=""><text:span text:style-name="a1279" text:class-names="">¿Corresponde a lo pactado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9.088in" svg:y="2.23308in" svg:width="1.21092in" svg:height="0.61501in" draw:id="id209" draw:style-name="a1284" draw:name="Forma libre 77">
          <svg:title/>
          <svg:desc/>
          <text:p text:style-name="a1283" text:class-names="" text:cond-style-name=""><text:span text:style-name="a1282" text:class-names="">Verifica Boleto de Venta y condiciones de pago pactad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08855in" svg:y="3.11357in" svg:width="1.21092in" svg:height="0.61501in" draw:id="id210" draw:style-name="a1287" draw:name="Forma libre 78">
          <svg:title/>
          <svg:desc/>
          <text:p text:style-name="a1286" text:class-names="" text:cond-style-name=""><text:span text:style-name="a1285" text:class-names="">Contacta al cliente para solucionar inconven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01752in" svg:y="4.44864in" svg:width="1.21092in" svg:height="0.50047in" draw:id="id211" draw:style-name="a1290" draw:name="Forma libre 79">
          <svg:title/>
          <svg:desc/>
          <text:p text:style-name="a1289" text:class-names="" text:cond-style-name=""><text:span text:style-name="a1288" text:class-names="">Emite el recibo y solicita factu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74928in" svg:y="4.44776in" svg:width="1.19841in" svg:height="0.50073in" draw:id="id212" draw:style-name="a1293" draw:name="Forma libre 80">
          <svg:title/>
          <svg:desc/>
          <text:p text:style-name="a1292" text:class-names="" text:cond-style-name=""><text:span text:style-name="a1291" text:class-names="">Se Factura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74928in" svg:y="5.50421in" svg:width="1.19841in" svg:height="0.50073in" draw:id="id213" draw:style-name="a1296" draw:name="Forma libre 81">
          <svg:title/>
          <svg:desc/>
          <text:p text:style-name="a1295" text:class-names="" text:cond-style-name=""><text:span text:style-name="a1294" text:class-names="">Se realiza la inscripción de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7851in" svg:y="6.71474in" svg:width="1.32514in" svg:height="0.68885in" draw:id="id214" draw:style-name="a1299" draw:name="Forma libre 82">
          <svg:title/>
          <svg:desc/>
          <text:p text:style-name="a1298" text:class-names="" text:cond-style-name=""><text:span text:style-name="a1297" text:class-names="">Se entrega la unidad con remito y documentación correspond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67796in" svg:y1="1.48151in" draw:start-shape="id206" draw:start-glue-point="1" svg:x2="4.00364in" svg:y2="1.48151in" draw:end-shape="id207" draw:end-glue-point="3" draw:id="id215" draw:style-name="a1301" draw:name="Conector recto de flecha 84">
          <svg:title/>
          <svg:desc/>
        </draw:connector>
        <draw:connector draw:type="line" svg:x1="4.6091in" svg:y1="1.78902in" draw:start-shape="id207" draw:start-glue-point="2" svg:x2="4.60909in" svg:y2="2.32297in" draw:end-shape="id208" draw:end-glue-point="0" draw:id="id216" draw:style-name="a1303" draw:name="Conector recto de flecha 87">
          <svg:title/>
          <svg:desc/>
        </draw:connector>
        <draw:custom-shape svg:x="3.84997in" svg:y="3.38341in" svg:width="1.54602in" svg:height="0.43828in" draw:id="id217" draw:style-name="a1306" draw:name="Forma libre 91">
          <svg:title/>
          <svg:desc/>
          <text:p text:style-name="a1305" text:class-names="" text:cond-style-name=""><text:span text:style-name="a1304" text:class-names="">¿Cancela monto total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4.60909in" svg:y1="2.76125in" draw:start-shape="id208" draw:start-glue-point="2" svg:x2="4.62298in" svg:y2="3.38341in" draw:end-shape="id217" draw:end-glue-point="0" draw:id="id218" draw:style-name="a1308" draw:name="Conector recto de flecha 94">
          <svg:title/>
          <svg:desc/>
        </draw:connector>
        <draw:connector draw:type="line" svg:x1="4.62298in" svg:y1="3.82169in" draw:start-shape="id217" draw:start-glue-point="2" svg:x2="4.62298in" svg:y2="4.44864in" draw:end-shape="id211" draw:end-glue-point="0" draw:id="id219" draw:style-name="a1310" draw:name="Conector recto de flecha 96">
          <svg:title/>
          <svg:desc/>
        </draw:connector>
        <draw:connector draw:type="line" svg:x1="5.22844in" svg:y1="4.69887in" draw:start-shape="id211" draw:start-glue-point="1" svg:x2="6.74928in" svg:y2="4.69812in" draw:end-shape="id212" draw:end-glue-point="3" draw:id="id220" draw:style-name="a1312" draw:name="Conector recto de flecha 98">
          <svg:title/>
          <svg:desc/>
        </draw:connector>
        <draw:connector draw:type="line" svg:x1="7.34848in" svg:y1="4.94849in" draw:start-shape="id212" draw:start-glue-point="2" svg:x2="7.34848in" svg:y2="5.50421in" draw:end-shape="id213" draw:end-glue-point="0" draw:id="id221" draw:style-name="a1314" draw:name="Conector recto de flecha 100">
          <svg:title/>
          <svg:desc/>
        </draw:connector>
        <draw:connector draw:type="line" svg:x1="7.34108in" svg:y1="6.00494in" svg:x2="7.34108in" svg:y2="6.71474in" draw:end-shape="id214" draw:end-glue-point="0" draw:id="id222" draw:style-name="a1316" draw:name="Conector recto de flecha 102">
          <svg:title/>
          <svg:desc/>
        </draw:connector>
        <draw:connector draw:type="line" svg:x1="5.46136in" svg:y1="2.55785in" svg:x2="9.088in" svg:y2="2.55632in" draw:id="id223" draw:style-name="a1318" draw:name="Conector recto de flecha 104">
          <svg:title/>
          <svg:desc/>
        </draw:connector>
        <draw:connector draw:type="line" svg:x1="9.69346in" svg:y1="2.84809in" draw:start-shape="id209" draw:start-glue-point="2" svg:x2="9.69401in" svg:y2="3.11357in" draw:end-shape="id210" draw:end-glue-point="0" draw:id="id224" draw:style-name="a1320" draw:name="Conector recto de flecha 106">
          <svg:title/>
          <svg:desc/>
        </draw:connector>
        <draw:custom-shape svg:x="2.53631in" svg:y="3.3621in" svg:width="0.94544in" svg:height="0.46951in" draw:id="id225" draw:style-name="a1323" draw:name="Forma libre 107">
          <svg:title/>
          <svg:desc/>
          <text:p text:style-name="a1322" text:class-names="" text:cond-style-name=""><text:span text:style-name="a1321" text:class-names="">Genera recib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84997in" svg:y1="3.60255in" draw:start-shape="id217" draw:start-glue-point="3" svg:x2="3.48175in" svg:y2="3.59685in" draw:end-shape="id225" draw:end-glue-point="1" draw:id="id226" draw:style-name="a1325" draw:name="Conector recto de flecha 115">
          <svg:title/>
          <svg:desc/>
        </draw:connector>
        <draw:connector draw:type="standard" svg:x1="1.13702in" svg:y1="1.68078in" draw:start-shape="id225" draw:start-glue-point="3" svg:x2="2.53631in" svg:y2="3.59685in" draw:end-shape="id206" draw:end-glue-point="2" draw:id="id227" draw:style-name="a1327" draw:transform="translate(-1.83666in -2.63882in) rotate(-3.14159) translate(1.83666in 2.63882in)" draw:name="Conector angular 117">
          <svg:title/>
          <svg:desc/>
        </draw:connector>
        <draw:frame draw:id="id228" draw:style-name="a1330" draw:name="CuadroTexto 125" svg:x="4.62297in" svg:y="3.98999in" svg:width="0.29409in" svg:height="0.53983in">
          <draw:text-box>
            <text:p text:style-name="a1329" text:class-names="" text:cond-style-name=""><text:span text:style-name="a1328" text:class-names="">SI</text:span></text:p>
          </draw:text-box>
          <svg:title/>
          <svg:desc/>
        </draw:frame>
        <draw:frame draw:id="id229" draw:style-name="a1333" draw:name="CuadroTexto 126" svg:x="3.51268in" svg:y="3.39009in" svg:width="0.43346in" svg:height="0.1958in">
          <draw:text-box>
            <text:p text:style-name="a1332" text:class-names="" text:cond-style-name=""><text:span text:style-name="a1331" text:class-names="">NO</text:span></text:p>
          </draw:text-box>
          <svg:title/>
          <svg:desc/>
        </draw:frame>
        <draw:frame draw:id="id230" draw:style-name="a1336" draw:name="CuadroTexto 127" svg:x="4.67202in" svg:y="2.87164in" svg:width="0.29409in" svg:height="0.53983in">
          <draw:text-box>
            <text:p text:style-name="a1335" text:class-names="" text:cond-style-name=""><text:span text:style-name="a1334" text:class-names="">SI</text:span></text:p>
          </draw:text-box>
          <svg:title/>
          <svg:desc/>
        </draw:frame>
        <draw:frame draw:id="id231" draw:style-name="a1339" draw:name="CuadroTexto 128" svg:x="6.08364in" svg:y="2.32836in" svg:width="0.43346in" svg:height="0.1958in">
          <draw:text-box>
            <text:p text:style-name="a1338" text:class-names="" text:cond-style-name=""><text:span text:style-name="a1337" text:class-names="">NO</text:span></text:p>
          </draw:text-box>
          <svg:title/>
          <svg:desc/>
        </draw:frame>
        <presentation:notes draw:style-name="a1345">
          <draw:frame draw:id="id232" draw:style-name="a1342" draw:name="Marcador de número de diapositiva 6" svg:x="4.67953in" svg:y="11.10827in" svg:width="3.5878in" svg:height="0.58425in">
            <draw:text-box>
              <text:p text:style-name="a1341" text:class-names="" text:cond-style-name=""><text:span text:style-name="a134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33" presentation:style-name="a1343" draw:name="Marcador de imagen de diapositiva 1">
            <svg:title/>
            <svg:desc/>
          </draw:page-thumbnail>
          <draw:frame draw:id="id234" presentation:style-name="a1344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75" svg:viewBox="0 0 20 30" svg:d="m10 0-10 30h20z"/>
    <draw:marker draw:name="a1326" svg:viewBox="0 0 20 30" svg:d="m10 0-10 30h20z"/>
    <draw:marker draw:name="a1177" svg:viewBox="0 0 20 30" svg:d="m10 0-10 30h20z"/>
    <draw:marker draw:name="a1179" svg:viewBox="0 0 20 30" svg:d="m10 0-10 30h20z"/>
    <draw:marker draw:name="a1205" svg:viewBox="0 0 20 30" svg:d="m10 0-10 30h20z"/>
    <draw:marker draw:name="a1207" svg:viewBox="0 0 20 30" svg:d="m10 0-10 30h20z"/>
    <draw:marker draw:name="a1195" svg:viewBox="0 0 20 30" svg:d="m10 0-10 30h20z"/>
    <draw:marker draw:name="a1311" svg:viewBox="0 0 20 30" svg:d="m10 0-10 30h20z"/>
    <draw:marker draw:name="a1197" svg:viewBox="0 0 20 30" svg:d="m10 0-10 30h20z"/>
    <draw:marker draw:name="a1313" svg:viewBox="0 0 20 30" svg:d="m10 0-10 30h20z"/>
    <draw:marker draw:name="a1220" svg:viewBox="0 0 20 30" svg:d="m10 0-10 30h20z"/>
    <draw:marker draw:name="a1163" svg:viewBox="0 0 20 30" svg:d="m10 0-10 30h20z"/>
    <draw:marker draw:name="a1315" svg:viewBox="0 0 20 30" svg:d="m10 0-10 30h20z"/>
    <draw:marker draw:name="a1165" svg:viewBox="0 0 20 30" svg:d="m10 0-10 30h20z"/>
    <draw:marker draw:name="a1317" svg:viewBox="0 0 20 30" svg:d="m10 0-10 30h20z"/>
    <draw:marker draw:name="a1167" svg:viewBox="0 0 20 30" svg:d="m10 0-10 30h20z"/>
    <draw:marker draw:name="a1225" svg:viewBox="0 0 20 30" svg:d="m10 0-10 30h20z"/>
    <draw:marker draw:name="a1319" svg:viewBox="0 0 20 30" svg:d="m10 0-10 30h20z"/>
    <draw:marker draw:name="a1169" svg:viewBox="0 0 20 30" svg:d="m10 0-10 30h20z"/>
    <draw:marker draw:name="a1181" svg:viewBox="0 0 20 30" svg:d="m10 0-10 30h20z"/>
    <draw:marker draw:name="a1300" svg:viewBox="0 0 20 30" svg:d="m10 0-10 30h20z"/>
    <draw:marker draw:name="a1302" svg:viewBox="0 0 20 30" svg:d="m10 0-10 30h20z"/>
    <draw:marker draw:name="a1212" svg:viewBox="0 0 20 30" svg:d="m10 0-10 30h20z"/>
    <draw:marker draw:name="a1307" svg:viewBox="0 0 20 30" svg:d="m10 0-10 30h20z"/>
    <draw:marker draw:name="a1309" svg:viewBox="0 0 20 30" svg:d="m10 0-10 30h20z"/>
    <draw:marker draw:name="a1171" svg:viewBox="0 0 20 30" svg:d="m10 0-10 30h20z"/>
    <draw:marker draw:name="a1173" svg:viewBox="0 0 20 30" svg:d="m10 0-10 30h20z"/>
    <draw:marker draw:name="a1324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1063in" svg:y="0.88858in" svg:width="5.84567in" svg:height="4.384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1063in" svg:y="0.88858in" svg:width="5.84567in" svg:height="4.384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1063in" svg:y="0.88858in" svg:width="5.84567in" svg:height="4.384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5878in" svg:height="0.58425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67953in" svg:y="0in" svg:width="3.5878in" svg:height="0.58425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11.10827in" svg:width="3.5878in" svg:height="0.58425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67953in" svg:y="11.10827in" svg:width="3.5878in" svg:height="0.58425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6-04T11:56:02Z</dc:date>
    <meta:editing-cycles>21</meta:editing-cycles>
    <meta:editing-duration>PT31953S</meta:editing-duration>
    <meta:document-statistic meta:paragraph-count="59" meta:word-count="211"/>
  </office:meta>
</office:document-meta>
</file>